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26cm" fo:min-width="3.248cm"/>
    </style:style>
    <style:style style:name="gr2" style:family="graphic" style:parent-style-name="standard">
      <style:graphic-properties draw:textarea-horizontal-align="justify" draw:textarea-vertical-align="middle" draw:auto-grow-height="false" fo:min-height="2.226cm" fo:min-width="3.884cm"/>
    </style:style>
    <style:style style:name="gr3" style:family="graphic" style:parent-style-name="standard">
      <style:graphic-properties draw:textarea-horizontal-align="justify" draw:textarea-vertical-align="middle" draw:auto-grow-height="false" fo:min-height="1.388cm" fo:min-width="4.286cm"/>
    </style:style>
    <style:style style:name="gr4" style:family="graphic" style:parent-style-name="standard">
      <style:graphic-properties draw:textarea-horizontal-align="justify" draw:textarea-vertical-align="middle" draw:auto-grow-height="false" fo:min-height="1.64cm" fo:min-width="5.104cm"/>
    </style:style>
    <style:style style:name="gr5" style:family="graphic" style:parent-style-name="standard">
      <style:graphic-properties draw:textarea-horizontal-align="justify" draw:textarea-vertical-align="middle" draw:auto-grow-height="false" fo:min-height="1.766cm" fo:min-width="5.79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.3cm" svg:height="3.5cm" svg:x="7cm" svg:y="1.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6.2cm" svg:height="3.5cm" svg:x="5.7cm" svg:y="23.9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7.6cm" svg:height="2.6cm" svg:x="6.6cm" svg:y="7.6cm">
          <text:p text:style-name="P1">Podaj imię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" draw:id="id3" draw:layer="layout" svg:width="8.9cm" svg:height="3cm" svg:x="4.4cm" svg:y="11.6cm">
          <text:p text:style-name="P1">Podaj wie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4" draw:id="id4" draw:layer="layout" svg:width="10cm" svg:height="3.2cm" svg:x="4.7cm" svg:y="17.8cm">
          <text:p text:style-name="P1">Witaj imię, masz x wie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draw:type="line" svg:x1="9.65cm" svg:y1="5.4cm" svg:x2="11.35cm" svg:y2="7.6cm" draw:start-shape="id1" draw:start-glue-point="8" draw:end-shape="id2" draw:end-glue-point="4" svg:d="M9650 5400l1700 2200" svg:viewBox="0 0 1701 2201">
          <text:p/>
        </draw:connector>
        <draw:connector draw:style-name="gr6" draw:text-style-name="P2" draw:layer="layout" draw:type="line" svg:x1="10.4cm" svg:y1="10.2cm" svg:x2="8.85cm" svg:y2="11.6cm" draw:start-shape="id2" draw:end-shape="id3" svg:d="M10400 10200l-1550 1400" svg:viewBox="0 0 1551 1401">
          <text:p/>
        </draw:connector>
        <draw:connector draw:style-name="gr6" draw:text-style-name="P2" draw:layer="layout" draw:type="line" svg:x1="8.85cm" svg:y1="14.6cm" svg:x2="9.7cm" svg:y2="17.8cm" draw:start-shape="id3" draw:end-shape="id4" svg:d="M8850 14600l850 3200" svg:viewBox="0 0 851 3201">
          <text:p/>
        </draw:connector>
        <draw:connector draw:style-name="gr6" draw:text-style-name="P2" draw:layer="layout" draw:type="line" svg:x1="9.7cm" svg:y1="21cm" svg:x2="8.8cm" svg:y2="23.9cm" draw:start-shape="id4" draw:end-shape="id5" svg:d="M9700 21000l-900 2900" svg:viewBox="0 0 901 2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10:56:21.185025001</meta:creation-date>
    <dc:date>2019-09-20T08:57:28.740205591</dc:date>
    <meta:editing-duration>PT9M34S</meta:editing-duration>
    <meta:editing-cycles>8</meta:editing-cycles>
    <meta:generator>LibreOffice/6.0.7.3$Linux_X86_64 LibreOffice_project/00m0$Build-3</meta:generator>
    <meta:document-statistic meta:object-count="9"/>
  </office:meta>
</office:document-meta>
</file>